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618.29pt"/>
    </style:style>
    <style:style style:name="co14" style:family="table-column">
      <style:table-column-properties fo:break-before="auto" style:column-width="96.69pt"/>
    </style:style>
    <style:style style:name="co15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fff9ae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ip Throw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Defend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3" office:value-type="string" calcext:value-type="string">
            <text:p>Deal 9(12) damage. If the enemy is grappled, draw a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Lightning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alf Nelson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4" office:value-type="string" calcext:value-type="string">
            <text:p>Deal 5(6) damage. If the enemy is grappled, deal an extra 6(8) Damage. Apply 1(2)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Gain 3(4) block. Deal 4(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4" office:value-type="string" calcext:value-type="string">
            <text:p>Deal 5(8) damage to ALL enemies. Apply 1(2) grapple to ALL enemies.</text:p>
          </table:table-cell>
          <table:table-cell office:value-type="string" calcext:value-type="string">
            <text:p>Maybe remove grapple until upgraded (if too much grapple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2(1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Psychedelic Illus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</text:p>
          </table:table-cell>
          <table:table-cell table:style-name="ce9" table:number-columns-repeated="6"/>
          <table:table-cell table:style-name="ce5" office:value-type="string" calcext:value-type="string">
            <text:p>Deal 4(6) damage to ALL enemies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Roughhous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Deal 2 damage 4(5) times to each grappled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8(26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Armba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11(15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areful Approach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Apply 1 grapple (to ALL enemies).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table:number-columns-repeated="5"/>
          <table:table-cell table:style-name="ce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Dark Suggest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>
            <text:p>Enable</text:p>
          </table:table-cell>
          <table:table-cell table:style-name="ce9" table:number-columns-repeated="2"/>
          <table:table-cell table:style-name="ce5" office:value-type="string" calcext:value-type="string">
            <text:p>Apply 6(9)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3(4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raw 3(4) card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Fireman Lif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Apply 3(5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Apply 3(4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Unearthly Ski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Str</text:p>
          </table:table-cell>
          <table:table-cell table:style-name="ce9" table:number-columns-repeated="6"/>
          <table:table-cell table:style-name="ce5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Full Body Vice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string" calcext:value-type="string">
            <text:p>-Str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18(24) damage and they lose 11(18) strength this turn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aymaker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string" calcext:value-type="string">
            <text:p>Vuln</text:p>
          </table:table-cell>
          <table:table-cell table:style-name="ce9" table:number-columns-repeated="6"/>
          <table:table-cell table:style-name="ce5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ind Eater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crific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**(*)</text:p>
          </table:table-cell>
          <table:table-cell table:style-name="ce8" table:number-columns-repeated="6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The first time you draw a Void card on your turn, gain **(*)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avore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Enable</text:p>
          </table:table-cell>
          <table:table-cell table:style-name="ce3" office:value-type="string" calcext:value-type="string">
            <text:p>Devoid. {Ethereal.} At the start of your turn, shuffle X random boons into your draw pi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ron Grip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5" office:value-type="string" calcext:value-type="string">
            <text:p>(Innate.) Grapple is affected by Strength and Dexterit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3"/>
          <table:table-cell table:style-name="ce8" office:value-type="string" calcext:value-type="string">
            <text:p>Weak/Vuln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3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Vanishing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+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(Innate.) Devoid. Whenever a Void card exhausts, gain 2 dexterit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ush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4" office:value-type="string" calcext:value-type="string">
            <text:p>Apply X grapple to ALL enemies (twice). Each enemy loses HP equal to X(+1) times their grapple.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ominate Mind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Apply 40(50) horror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2"/>
          <table:table-cell table:style-name="ce8" office:value-type="string" calcext:value-type="string">
            <text:p>+Str</text:p>
          </table:table-cell>
          <table:table-cell table:style-name="ce8" table:number-columns-repeated="6"/>
          <table:table-cell table:style-name="ce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3(2)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8" office:value-type="string" calcext:value-type="string">
            <text:p>Enable</text:p>
          </table:table-cell>
          <table:table-cell table:style-name="ce8"/>
          <table:table-cell table:style-name="ce4" office:value-type="string" calcext:value-type="string">
            <text:p><text:span text:style-name="T1">Devoid. If the enemy is grappled, gain block equal their current attack and apply 3 weak.</text:span>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4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’s HP is less than 10 times their grapple, set that enemy’s HP to zero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oidl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**(*)</text:p>
          </table:table-cell>
          <table:table-cell table:style-name="ce8" office:value-type="string" calcext:value-type="string">
            <text:p>2(3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Bear Hug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atapult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Drag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6(9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Sh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1(1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nnate. Deal 8(12) damage. If the enemy is grappled, deal 6(10) extra damag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Hammer Strik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Str</text:p>
          </table:table-cell>
          <table:table-cell table:style-name="ce9" table:number-columns-repeated="6"/>
          <table:table-cell table:style-name="ce5" office:value-type="string" calcext:value-type="string">
            <text:p>Deal 7(10) damage. Gain 1 Strength. Draw 1 card.</text:p>
          </table:table-cell>
          <table:table-cell office:value-type="string" calcext:value-type="string">
            <text:p>dunno if should be permanent str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Lariat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*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5" office:value-type="string" calcext:value-type="string">
            <text:p>Deal 5(8) damage. If the enemy is grappled, gain * and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ird Condui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Deal 4(6) damage for each Void card in your exhaust pi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2(1)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deal 1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rave Noth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HP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/>
          <table:table-cell table:style-name="ce3" office:value-type="string" calcext:value-type="string">
            <text:p>Whenever a Void card exhausts, heal 1(2) HP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ticky Fing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Unnerving Laughter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Ethereal. Devoid. At the start of your turn, apply 2(3) horror to a random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lose Quarters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Your attacks deal 3(5) extra damage to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Agility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Dex+</text:p>
          </table:table-cell>
          <table:table-cell table:style-name="ce8" table:number-columns-repeated="6"/>
          <table:table-cell table:style-name="ce3" office:value-type="string" calcext:value-type="string">
            <text:p>Gain 2(+1+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 table:number-columns-repeated="4"/>
          <table:table-cell table:style-name="ce3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ross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et Read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+Str+/+Dex+</text:p>
          </table:table-cell>
          <table:table-cell table:style-name="ce8" table:number-columns-repeated="6"/>
          <table:table-cell table:style-name="ce3" office:value-type="string" calcext:value-type="string">
            <text:p>Innate. Gain 1(2) strength and 1(2) dexterity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et Se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Innate. Apply 1(2) grapple. Gain 9(14) block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rowing D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Apply 12(16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Humiliat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Vuln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2(3)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raw 2(3) card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eti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Enable</text:p>
          </table:table-cell>
          <table:table-cell table:style-name="ce3" office:value-type="string" calcext:value-type="string">
            <text:p>Devoid. 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Scrambl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+Dex</text:p>
          </table:table-cell>
          <table:table-cell table:style-name="ce9" table:number-columns-repeated="6"/>
          <table:table-cell table:style-name="ce5" office:value-type="string" calcext:value-type="string">
            <text:p>Gain 5(8) Block. Gain 1 Dexterity. Draw 1 card.</text:p>
          </table:table-cell>
          <table:table-cell office:value-type="string" calcext:value-type="string">
            <text:p>dunno if should be permanent dex, maybe exhaust?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Unearthly Vision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>
            <text:p>Enable</text:p>
          </table:table-cell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Devoid. Apply 3(4) horror to ALL enemies for each Void car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2(1)</text:p>
          </table:table-cell>
          <table:table-cell table:style-name="ce8" table:number-columns-repeated="3"/>
          <table:table-cell table:style-name="ce8" office:value-type="string" calcext:value-type="string">
            <text:p>-Str+</text:p>
          </table:table-cell>
          <table:table-cell table:style-name="ce8" table:number-columns-repeated="3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oid Cag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Str+</text:p>
          </table:table-cell>
          <table:table-cell table:style-name="ce8" table:number-columns-repeated="6"/>
          <table:table-cell table:style-name="ce3" office:value-type="string" calcext:value-type="string">
            <text:p><text:span text:style-name="T1">Gain 2(+1+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Whim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Whispers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9"/>
          <table:table-cell table:style-name="ce5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office:forms form:automatic-focus="false" form:apply-design-mode="false"/>
        <table:table-column table:style-name="co8" table:number-columns-repeated="2" table:default-cell-style-name="ce15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Sheet1.$E$1:$Sheet1.$E$187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Sheet1.$E$1:$Sheet1.$E$187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Sheet1.$E$1:$Sheet1.$E$187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Sheet1.$E$1:$Sheet1.$E$187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Sheet1.$E$1:$Sheet1.$E$187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Sheet1.$E$1:$Sheet1.$E$187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Sheet1.$C$1:$Sheet1.$C$187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Sheet1.$C$1:$Sheet1.$C$187]; &quot;Common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Sheet1.$C$1:$Sheet1.$C$187]; &quot;Uncommon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Sheet1.$C$1:$Sheet1.$C$187]; &quot;Rare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Sheet1.$C$1:$Sheet1.$C$187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Sheet1.$D$1:$Sheet1.$D$187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Sheet1.$D$1:$Sheet1.$D$187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Sheet1.$D$1:$Sheet1.$D$187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8" table:number-columns-repeated="10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Every 2 turns, shuffle a Void into your Draw pile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visibility Cape</text:p>
          </table:table-cell>
          <table:table-cell office:value-type="string" calcext:value-type="string">
            <text:p>Uncommon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style-name="Default" table:number-columns-repeated="10"/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ed Armor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6(8) Plated Armor. Exhaust.</text:p>
          </table:table-cell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(4)</text:p>
          </table:table-cell>
          <table:table-cell table:number-columns-repeated="5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3(4) cards. Exhaust.</text:p>
          </table:table-cell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angible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1(2) Intangible. Exhaust.</text:p>
          </table:table-cell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Dex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dexterity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Str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strength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ak/Vuln</text:p>
          </table:table-cell>
          <table:table-cell table:number-columns-repeated="3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Apply 2(3) weak and 2(3) vulnerable to ALL enemies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(*)</text:p>
          </table:table-cell>
          <table:table-cell table:number-columns-repeated="6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*(*). Exhaust.</text:p>
          </table:table-cell>
        </table:table-row>
        <table:table-row table:style-name="ro1">
          <table:table-cell table:style-name="ce5" office:value-type="string" calcext:value-type="string">
            <text:p>Group Hug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Gain 8(11) block. Apply 1(2) Grapple to ALL enemies.</text:p>
          </table:table-cell>
        </table:table-row>
        <table:table-row table:style-name="ro1">
          <table:table-cell table:style-name="ce3" office:value-type="string" calcext:value-type="string">
            <text:p>Willing Posse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string" calcext:value-type="string">
            <text:p>Enable</text:p>
          </table:table-cell>
          <table:table-cell table:style-name="ce3" table:number-columns-repeated="2"/>
          <table:table-cell table:style-name="ce3" office:value-type="string" calcext:value-type="string">
            <text:p>Gain 2(3) strength and 2(3) dexterity at the start of each turn. Gain 5 madness at the end of each turn.</text:p>
          </table:table-cell>
        </table:table-row>
        <table:table-row table:style-name="ro1">
          <table:table-cell table:style-name="ce5" office:value-type="string" calcext:value-type="string">
            <text:p>Amnesia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9"/>
          <table:table-cell table:style-name="ce4" office:value-type="string" calcext:value-type="string">
            <text:p>Whenever you play a card, Exhaust it. At the start of your turn, return 3(5) cards from your exhaust pile to your hand.</text:p>
          </table:table-cell>
        </table:table-row>
        <table:table-row table:style-name="ro1">
          <table:table-cell table:style-name="ce5" office:value-type="string" calcext:value-type="string">
            <text:p>Mountain Bomb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string" calcext:value-type="string">
            <text:p>Enable</text:p>
          </table:table-cell>
          <table:table-cell table:style-name="ce9" table:number-columns-repeated="4"/>
          <table:table-cell table:style-name="ce4" office:value-type="string" calcext:value-type="string">
            <text:p>Deal 10 damage. If the enemy intends to attack, gain 10(15) block and apply 3(4) grapple.</text:p>
          </table:table-cell>
        </table:table-row>
      </table:table>
      <table:named-expressions/>
      <table:database-ranges>
        <table:database-range table:name="__Anonymous_Sheet_DB__0" table:target-range-address="Sheet1.A1:Sheet1.P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 style:data-style-name="N2" text:time-value="09:33:37.166166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5-13T12:54:34.290673082</dc:date>
    <meta:editing-duration>P3DT22H57M29S</meta:editing-duration>
    <meta:editing-cycles>130</meta:editing-cycles>
    <meta:generator>LibreOffice/6.0.7.3$Linux_X86_64 LibreOffice_project/00m0$Build-3</meta:generator>
    <meta:document-statistic meta:table-count="3" meta:cell-count="654" meta:object-count="0"/>
  </office:meta>
</office:document-meta>
</file>